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13.41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style:font-name="Liberation Sans" style:font-name-asian="Arial Unicode MS" style:font-name-complex="Arial Unicode MS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aco_layout_2017_11_06-07_25_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run0</text:p>
          </table:table-cell>
          <table:table-cell office:value-type="float" office:value="0" calcext:value-type="float">
            <text:p>0</text:p>
          </table:table-cell>
          <table:table-cell office:value-type="float" office:value="2819.84860640363" calcext:value-type="float">
            <text:p>2819.84860640363</text:p>
          </table:table-cell>
          <table:table-cell/>
          <table:table-cell office:value-type="string" calcext:value-type="string">
            <text:p>Ejecución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iferencia</text:p>
          </table:table-cell>
          <table:table-cell office:value-type="string" calcext:value-type="string">
            <text:p>Iteraciones requeridas</text:p>
          </table:table-cell>
          <table:table-cell/>
          <table:table-cell office:value-type="string" calcext:value-type="string">
            <text:p>Encontrado?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" calcext:value-type="float">
            <text:p>1</text:p>
          </table:table-cell>
          <table:table-cell office:value-type="float" office:value="2406.06633627003" calcext:value-type="float">
            <text:p>2406.0663362700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MIN([.C1:.C10])" office:value-type="float" office:value="1946.04233434486" calcext:value-type="float">
            <text:p>1946.04</text:p>
          </table:table-cell>
          <table:table-cell table:style-name="ce1" table:formula="of:=([.F2]-1946.04233434486)*100/1946.04233434486" office:value-type="float" office:value="0" calcext:value-type="float">
            <text:p>0.00</text:p>
          </table:table-cell>
          <table:table-cell table:formula="of:=MATCH([.F2];[.C1:.C10];0)" office:value-type="float" office:value="10" calcext:value-type="float">
            <text:p>10</text:p>
          </table:table-cell>
          <table:table-cell/>
          <table:table-cell table:formula="of:=IF([.G2]=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" calcext:value-type="float">
            <text:p>2</text:p>
          </table:table-cell>
          <table:table-cell office:value-type="float" office:value="1959.65564359368" calcext:value-type="float">
            <text:p>1959.6556435936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MIN([.C11:.C20])" office:value-type="float" office:value="1946.04233434486" calcext:value-type="float">
            <text:p>1946.04</text:p>
          </table:table-cell>
          <table:table-cell table:style-name="ce1" table:formula="of:=([.F3]-1946.04233434486)*100/1946.04233434486" office:value-type="float" office:value="0" calcext:value-type="float">
            <text:p>0.00</text:p>
          </table:table-cell>
          <table:table-cell table:formula="of:=MATCH([.F3];[.C11:.C20];0)" office:value-type="float" office:value="10" calcext:value-type="float">
            <text:p>10</text:p>
          </table:table-cell>
          <table:table-cell/>
          <table:table-cell table:formula="of:=IF([.G3]=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" calcext:value-type="float">
            <text:p>3</text:p>
          </table:table-cell>
          <table:table-cell office:value-type="float" office:value="1959.65564359368" calcext:value-type="float">
            <text:p>1959.65564359368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table:formula="of:=MIN([.C21:.C30])" office:value-type="float" office:value="1946.04233434486" calcext:value-type="float">
            <text:p>1946.04</text:p>
          </table:table-cell>
          <table:table-cell table:style-name="ce1" table:formula="of:=([.F4]-1946.04233434486)*100/1946.04233434486" office:value-type="float" office:value="0" calcext:value-type="float">
            <text:p>0.00</text:p>
          </table:table-cell>
          <table:table-cell table:formula="of:=MATCH([.F4];[.C21:.C30];0)" office:value-type="float" office:value="8" calcext:value-type="float">
            <text:p>8</text:p>
          </table:table-cell>
          <table:table-cell/>
          <table:table-cell table:formula="of:=IF([.G4]=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" calcext:value-type="float">
            <text:p>4</text:p>
          </table:table-cell>
          <table:table-cell office:value-type="float" office:value="1959.65564359368" calcext:value-type="float">
            <text:p>1959.65564359368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MIN([.C31:.C40])" office:value-type="float" office:value="2003.0302347872" calcext:value-type="float">
            <text:p>2003.03</text:p>
          </table:table-cell>
          <table:table-cell table:style-name="ce1" table:formula="of:=([.F5]-1946.04233434486)*100/1946.04233434486" office:value-type="float" office:value="2.92839983162686" calcext:value-type="float">
            <text:p>2.93</text:p>
          </table:table-cell>
          <table:table-cell table:formula="of:=MATCH([.F5];[.C31:.C40];0)" office:value-type="float" office:value="10" calcext:value-type="float">
            <text:p>10</text:p>
          </table:table-cell>
          <table:table-cell/>
          <table:table-cell table:formula="of:=IF([.G5]=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5" calcext:value-type="float">
            <text:p>5</text:p>
          </table:table-cell>
          <table:table-cell office:value-type="float" office:value="1959.65564359368" calcext:value-type="float">
            <text:p>1959.65564359368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table:formula="of:=MIN([.C41:.C50])" office:value-type="float" office:value="1946.04233434486" calcext:value-type="float">
            <text:p>1946.04</text:p>
          </table:table-cell>
          <table:table-cell table:style-name="ce1" table:formula="of:=([.F6]-1946.04233434486)*100/1946.04233434486" office:value-type="float" office:value="0" calcext:value-type="float">
            <text:p>0.00</text:p>
          </table:table-cell>
          <table:table-cell table:formula="of:=MATCH([.F6];[.C41:.C50];0)" office:value-type="float" office:value="10" calcext:value-type="float">
            <text:p>10</text:p>
          </table:table-cell>
          <table:table-cell/>
          <table:table-cell table:formula="of:=IF([.G6]=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6" calcext:value-type="float">
            <text:p>6</text:p>
          </table:table-cell>
          <table:table-cell office:value-type="float" office:value="1959.65564359368" calcext:value-type="float">
            <text:p>1959.65564359368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table:formula="of:=MIN([.C51:.C60])" office:value-type="float" office:value="1995.51383858076" calcext:value-type="float">
            <text:p>1995.51</text:p>
          </table:table-cell>
          <table:table-cell table:style-name="ce1" table:formula="of:=([.F7]-1946.04233434486)*100/1946.04233434486" office:value-type="float" office:value="2.54215971373267" calcext:value-type="float">
            <text:p>2.54</text:p>
          </table:table-cell>
          <table:table-cell table:formula="of:=MATCH([.F7];[.C51:.C60];0)" office:value-type="float" office:value="7" calcext:value-type="float">
            <text:p>7</text:p>
          </table:table-cell>
          <table:table-cell/>
          <table:table-cell table:formula="of:=IF([.G7]=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7" calcext:value-type="float">
            <text:p>7</text:p>
          </table:table-cell>
          <table:table-cell office:value-type="float" office:value="1959.65564359368" calcext:value-type="float">
            <text:p>1959.65564359368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table:formula="of:=MIN([.C61:.C70])" office:value-type="float" office:value="1989.41692553838" calcext:value-type="float">
            <text:p>1989.42</text:p>
          </table:table-cell>
          <table:table-cell table:style-name="ce1" table:formula="of:=([.F8]-1946.04233434486)*100/1946.04233434486" office:value-type="float" office:value="2.22886164540336" calcext:value-type="float">
            <text:p>2.23</text:p>
          </table:table-cell>
          <table:table-cell table:formula="of:=MATCH([.F8];[.C61:.C70];0)" office:value-type="float" office:value="10" calcext:value-type="float">
            <text:p>10</text:p>
          </table:table-cell>
          <table:table-cell/>
          <table:table-cell table:formula="of:=IF([.G8]=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8" calcext:value-type="float">
            <text:p>8</text:p>
          </table:table-cell>
          <table:table-cell office:value-type="float" office:value="1959.65564359368" calcext:value-type="float">
            <text:p>1959.65564359368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table:formula="of:=MIN([.C71:.C80])" office:value-type="float" office:value="1946.04233434486" calcext:value-type="float">
            <text:p>1946.04</text:p>
          </table:table-cell>
          <table:table-cell table:style-name="ce1" table:formula="of:=([.F9]-1946.04233434486)*100/1946.04233434486" office:value-type="float" office:value="0" calcext:value-type="float">
            <text:p>0.00</text:p>
          </table:table-cell>
          <table:table-cell table:formula="of:=MATCH([.F9];[.C71:.C80];0)" office:value-type="float" office:value="9" calcext:value-type="float">
            <text:p>9</text:p>
          </table:table-cell>
          <table:table-cell/>
          <table:table-cell table:formula="of:=IF([.G9]=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9" calcext:value-type="float">
            <text:p>9</text:p>
          </table:table-cell>
          <table:table-cell office:value-type="float" office:value="1946.04233434486" calcext:value-type="float">
            <text:p>1946.04233434486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table:formula="of:=MIN([.C81:.C90])" office:value-type="float" office:value="1964.43319330138" calcext:value-type="float">
            <text:p>1964.43</text:p>
          </table:table-cell>
          <table:table-cell table:style-name="ce1" table:formula="of:=([.F10]-1946.04233434486)*100/1946.04233434486" office:value-type="float" office:value="0.945038996940147" calcext:value-type="float">
            <text:p>0.95</text:p>
          </table:table-cell>
          <table:table-cell table:formula="of:=MATCH([.F10];[.C81:.C90];0)" office:value-type="float" office:value="7" calcext:value-type="float">
            <text:p>7</text:p>
          </table:table-cell>
          <table:table-cell/>
          <table:table-cell table:formula="of:=IF([.G10]=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0" calcext:value-type="float">
            <text:p>0</text:p>
          </table:table-cell>
          <table:table-cell office:value-type="float" office:value="2789.23925127918" calcext:value-type="float">
            <text:p>2789.2392512791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table:formula="of:=MIN([.C91:.C100])" office:value-type="float" office:value="1959.65564359368" calcext:value-type="float">
            <text:p>1959.66</text:p>
          </table:table-cell>
          <table:table-cell table:style-name="ce1" table:formula="of:=([.F11]-1946.04233434486)*100/1946.04233434486" office:value-type="float" office:value="0.699538186223657" calcext:value-type="float">
            <text:p>0.70</text:p>
          </table:table-cell>
          <table:table-cell table:formula="of:=MATCH([.F11];[.C91:.C100];0)" office:value-type="float" office:value="9" calcext:value-type="float">
            <text:p>9</text:p>
          </table:table-cell>
          <table:table-cell/>
          <table:table-cell table:formula="of:=IF([.G11]=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float" office:value="2352.9069166663" calcext:value-type="float">
            <text:p>2352.906916666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table:formula="of:=MIN([.C101:.C110])" office:value-type="float" office:value="1946.04233434486" calcext:value-type="float">
            <text:p>1946.04</text:p>
          </table:table-cell>
          <table:table-cell table:style-name="ce1" table:formula="of:=([.F12]-1946.04233434486)*100/1946.04233434486" office:value-type="float" office:value="0" calcext:value-type="float">
            <text:p>0.00</text:p>
          </table:table-cell>
          <table:table-cell table:formula="of:=MATCH([.F12];[.C101:.C110];0)" office:value-type="float" office:value="7" calcext:value-type="float">
            <text:p>7</text:p>
          </table:table-cell>
          <table:table-cell/>
          <table:table-cell table:formula="of:=IF([.G12]=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" calcext:value-type="float">
            <text:p>2</text:p>
          </table:table-cell>
          <table:table-cell office:value-type="float" office:value="2352.9069166663" calcext:value-type="float">
            <text:p>2352.906916666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table:formula="of:=MIN([.C111:.C120])" office:value-type="float" office:value="2000.65348914873" calcext:value-type="float">
            <text:p>2000.65</text:p>
          </table:table-cell>
          <table:table-cell table:style-name="ce1" table:formula="of:=([.F13]-1946.04233434486)*100/1946.04233434486" office:value-type="float" office:value="2.8062675636629" calcext:value-type="float">
            <text:p>2.81</text:p>
          </table:table-cell>
          <table:table-cell table:formula="of:=MATCH([.F13];[.C111:.C120];0)" office:value-type="float" office:value="8" calcext:value-type="float">
            <text:p>8</text:p>
          </table:table-cell>
          <table:table-cell/>
          <table:table-cell table:formula="of:=IF([.G13]=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" calcext:value-type="float">
            <text:p>3</text:p>
          </table:table-cell>
          <table:table-cell office:value-type="float" office:value="1964.43319330138" calcext:value-type="float">
            <text:p>1964.4331933013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table:formula="of:=MIN([.C121:.C130])" office:value-type="float" office:value="2052.49561650108" calcext:value-type="float">
            <text:p>2052.50</text:p>
          </table:table-cell>
          <table:table-cell table:style-name="ce1" table:formula="of:=([.F14]-1946.04233434486)*100/1946.04233434486" office:value-type="float" office:value="5.47024493133945" calcext:value-type="float">
            <text:p>5.47</text:p>
          </table:table-cell>
          <table:table-cell table:formula="of:=MATCH([.F14];[.C121:.C130];0)" office:value-type="float" office:value="5" calcext:value-type="float">
            <text:p>5</text:p>
          </table:table-cell>
          <table:table-cell/>
          <table:table-cell table:formula="of:=IF([.G14]=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" calcext:value-type="float">
            <text:p>4</text:p>
          </table:table-cell>
          <table:table-cell office:value-type="float" office:value="1964.43319330138" calcext:value-type="float">
            <text:p>1964.4331933013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" table:formula="of:=MIN([.C131:.C140])" office:value-type="float" office:value="1959.65564359368" calcext:value-type="float">
            <text:p>1959.66</text:p>
          </table:table-cell>
          <table:table-cell table:style-name="ce1" table:formula="of:=([.F15]-1946.04233434486)*100/1946.04233434486" office:value-type="float" office:value="0.699538186223645" calcext:value-type="float">
            <text:p>0.70</text:p>
          </table:table-cell>
          <table:table-cell table:formula="of:=MATCH([.F15];[.C131:.C140];0)" office:value-type="float" office:value="8" calcext:value-type="float">
            <text:p>8</text:p>
          </table:table-cell>
          <table:table-cell/>
          <table:table-cell table:formula="of:=IF([.G15]=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5" calcext:value-type="float">
            <text:p>5</text:p>
          </table:table-cell>
          <table:table-cell office:value-type="float" office:value="1964.43319330138" calcext:value-type="float">
            <text:p>1964.4331933013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table:formula="of:=MIN([.C141:.C150])" office:value-type="float" office:value="1964.43319330138" calcext:value-type="float">
            <text:p>1964.43</text:p>
          </table:table-cell>
          <table:table-cell table:style-name="ce1" table:formula="of:=([.F16]-1946.04233434486)*100/1946.04233434486" office:value-type="float" office:value="0.945038996940159" calcext:value-type="float">
            <text:p>0.95</text:p>
          </table:table-cell>
          <table:table-cell table:formula="of:=MATCH([.F16];[.C141:.C150];0)" office:value-type="float" office:value="10" calcext:value-type="float">
            <text:p>10</text:p>
          </table:table-cell>
          <table:table-cell/>
          <table:table-cell table:formula="of:=IF([.G16]=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6" calcext:value-type="float">
            <text:p>6</text:p>
          </table:table-cell>
          <table:table-cell office:value-type="float" office:value="1964.43319330138" calcext:value-type="float">
            <text:p>1964.4331933013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table:formula="of:=MIN([.C151:.C160])" office:value-type="float" office:value="1946.04233434486" calcext:value-type="float">
            <text:p>1946.04</text:p>
          </table:table-cell>
          <table:table-cell table:style-name="ce1" table:formula="of:=([.F17]-1946.04233434486)*100/1946.04233434486" office:value-type="float" office:value="0" calcext:value-type="float">
            <text:p>0.00</text:p>
          </table:table-cell>
          <table:table-cell table:formula="of:=MATCH([.F17];[.C151:.C160];0)" office:value-type="float" office:value="9" calcext:value-type="float">
            <text:p>9</text:p>
          </table:table-cell>
          <table:table-cell/>
          <table:table-cell table:formula="of:=IF([.G17]=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7" calcext:value-type="float">
            <text:p>7</text:p>
          </table:table-cell>
          <table:table-cell office:value-type="float" office:value="1964.43319330138" calcext:value-type="float">
            <text:p>1964.4331933013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table:formula="of:=MIN([.C161:.C170])" office:value-type="float" office:value="1946.04233434486" calcext:value-type="float">
            <text:p>1946.04</text:p>
          </table:table-cell>
          <table:table-cell table:style-name="ce1" table:formula="of:=([.F18]-1946.04233434486)*100/1946.04233434486" office:value-type="float" office:value="0" calcext:value-type="float">
            <text:p>0.00</text:p>
          </table:table-cell>
          <table:table-cell table:formula="of:=MATCH([.F18];[.C161:.C170];0)" office:value-type="float" office:value="10" calcext:value-type="float">
            <text:p>10</text:p>
          </table:table-cell>
          <table:table-cell/>
          <table:table-cell table:formula="of:=IF([.G18]=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8" calcext:value-type="float">
            <text:p>8</text:p>
          </table:table-cell>
          <table:table-cell office:value-type="float" office:value="1964.43319330138" calcext:value-type="float">
            <text:p>1964.4331933013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MIN([.C171:.C180])" office:value-type="float" office:value="1959.65564359368" calcext:value-type="float">
            <text:p>1959.66</text:p>
          </table:table-cell>
          <table:table-cell table:style-name="ce1" table:formula="of:=([.F19]-1946.04233434486)*100/1946.04233434486" office:value-type="float" office:value="0.699538186223645" calcext:value-type="float">
            <text:p>0.70</text:p>
          </table:table-cell>
          <table:table-cell table:formula="of:=MATCH([.F19];[.C171:.C180];0)" office:value-type="float" office:value="8" calcext:value-type="float">
            <text:p>8</text:p>
          </table:table-cell>
          <table:table-cell/>
          <table:table-cell table:formula="of:=IF([.G19]=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9" calcext:value-type="float">
            <text:p>9</text:p>
          </table:table-cell>
          <table:table-cell office:value-type="float" office:value="1946.04233434486" calcext:value-type="float">
            <text:p>1946.04233434486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table:formula="of:=MIN([.C181:.C190])" office:value-type="float" office:value="1959.65564359368" calcext:value-type="float">
            <text:p>1959.66</text:p>
          </table:table-cell>
          <table:table-cell table:style-name="ce1" table:formula="of:=([.F20]-1946.04233434486)*100/1946.04233434486" office:value-type="float" office:value="0.699538186223657" calcext:value-type="float">
            <text:p>0.70</text:p>
          </table:table-cell>
          <table:table-cell table:formula="of:=MATCH([.F20];[.C181:.C190];0)" office:value-type="float" office:value="10" calcext:value-type="float">
            <text:p>10</text:p>
          </table:table-cell>
          <table:table-cell/>
          <table:table-cell table:formula="of:=IF([.G20]=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0" calcext:value-type="float">
            <text:p>0</text:p>
          </table:table-cell>
          <table:table-cell office:value-type="float" office:value="2370.96969858257" calcext:value-type="float">
            <text:p>2370.96969858257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table:formula="of:=MIN([.C191:.C200])" office:value-type="float" office:value="1946.04233434486" calcext:value-type="float">
            <text:p>1946.04</text:p>
          </table:table-cell>
          <table:table-cell table:style-name="ce1" table:formula="of:=([.F21]-1946.04233434486)*100/1946.04233434486" office:value-type="float" office:value="0" calcext:value-type="float">
            <text:p>0.00</text:p>
          </table:table-cell>
          <table:table-cell table:formula="of:=MATCH([.F21];[.C191:.C200];0)" office:value-type="float" office:value="8" calcext:value-type="float">
            <text:p>8</text:p>
          </table:table-cell>
          <table:table-cell/>
          <table:table-cell table:formula="of:=IF([.G21]=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" calcext:value-type="float">
            <text:p>1</text:p>
          </table:table-cell>
          <table:table-cell office:value-type="float" office:value="2370.96969858257" calcext:value-type="float">
            <text:p>2370.96969858257</text:p>
          </table:table-cell>
          <table:table-cell/>
          <table:table-cell office:value-type="string" calcext:value-type="string">
            <text:p>Promedio:</text:p>
          </table:table-cell>
          <table:table-cell table:style-name="ce1" table:formula="of:=AVERAGE([.F2:.F21])" office:value-type="float" office:value="1966.14900373187" calcext:value-type="float">
            <text:p>1966.15</text:p>
          </table:table-cell>
          <table:table-cell table:style-name="ce1" table:formula="of:=AVERAGE([.G2:.G21])" office:value-type="float" office:value="1.03320822122701" calcext:value-type="float">
            <text:p>1.03</text:p>
          </table:table-cell>
          <table:table-cell table:style-name="ce3" table:formula="of:=AVERAGE([.H2];[.H3];[.H4];[.H6];[.H9];[.H12];[.H17];[.H18];[.H21])" office:value-type="float" office:value="9" calcext:value-type="float">
            <text:p>9</text:p>
          </table:table-cell>
          <table:table-cell/>
          <table:table-cell table:formula="of:=SUM([.J2:.J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" calcext:value-type="float">
            <text:p>2</text:p>
          </table:table-cell>
          <table:table-cell office:value-type="float" office:value="2305.81134247607" calcext:value-type="float">
            <text:p>2305.81134247607</text:p>
          </table:table-cell>
          <table:table-cell/>
          <table:table-cell office:value-type="string" calcext:value-type="string">
            <text:p>Desv. Est.:</text:p>
          </table:table-cell>
          <table:table-cell table:style-name="ce1" table:formula="of:=STDEV([.F2:.F21])" office:value-type="float" office:value="28.3059025503429" calcext:value-type="float">
            <text:p>28.31</text:p>
          </table:table-cell>
          <table:table-cell table:style-name="ce1" table:formula="of:=STDEV([.G2:.G21])" office:value-type="float" office:value="1.45453683359222" calcext:value-type="float">
            <text:p>1.45</text:p>
          </table:table-cell>
          <table:table-cell table:style-name="ce1" table:formula="of:=STDEV([.H2];[.H3];[.H4];[.H6];[.H9];[.H12];[.H17];[.H18];[.H21])" office:value-type="float" office:value="1.1180339887499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" calcext:value-type="float">
            <text:p>3</text:p>
          </table:table-cell>
          <table:table-cell office:value-type="float" office:value="2170.7526996425" calcext:value-type="float">
            <text:p>2170.7526996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" calcext:value-type="float">
            <text:p>4</text:p>
          </table:table-cell>
          <table:table-cell office:value-type="float" office:value="2170.7526996425" calcext:value-type="float">
            <text:p>2170.7526996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5" calcext:value-type="float">
            <text:p>5</text:p>
          </table:table-cell>
          <table:table-cell office:value-type="float" office:value="2170.7526996425" calcext:value-type="float">
            <text:p>2170.7526996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6" calcext:value-type="float">
            <text:p>6</text:p>
          </table:table-cell>
          <table:table-cell office:value-type="float" office:value="2048.08903343357" calcext:value-type="float">
            <text:p>2048.08903343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7" calcext:value-type="float">
            <text:p>7</text:p>
          </table:table-cell>
          <table:table-cell office:value-type="float" office:value="1946.04233434486" calcext:value-type="float">
            <text:p>1946.04233434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8" calcext:value-type="float">
            <text:p>8</text:p>
          </table:table-cell>
          <table:table-cell office:value-type="float" office:value="1946.04233434486" calcext:value-type="float">
            <text:p>1946.04233434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9" calcext:value-type="float">
            <text:p>9</text:p>
          </table:table-cell>
          <table:table-cell office:value-type="float" office:value="1946.04233434486" calcext:value-type="float">
            <text:p>1946.04233434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0" calcext:value-type="float">
            <text:p>0</text:p>
          </table:table-cell>
          <table:table-cell office:value-type="float" office:value="2542.53019025667" calcext:value-type="float">
            <text:p>2542.53019025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" calcext:value-type="float">
            <text:p>1</text:p>
          </table:table-cell>
          <table:table-cell office:value-type="float" office:value="2542.53019025667" calcext:value-type="float">
            <text:p>2542.53019025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" calcext:value-type="float">
            <text:p>2</text:p>
          </table:table-cell>
          <table:table-cell office:value-type="float" office:value="2459.45439737621" calcext:value-type="float">
            <text:p>2459.45439737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float" office:value="2410.83917823362" calcext:value-type="float">
            <text:p>2410.83917823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" calcext:value-type="float">
            <text:p>4</text:p>
          </table:table-cell>
          <table:table-cell office:value-type="float" office:value="2061.55690059044" calcext:value-type="float">
            <text:p>2061.55690059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5" calcext:value-type="float">
            <text:p>5</text:p>
          </table:table-cell>
          <table:table-cell office:value-type="float" office:value="2013.90469753728" calcext:value-type="float">
            <text:p>2013.90469753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6" calcext:value-type="float">
            <text:p>6</text:p>
          </table:table-cell>
          <table:table-cell office:value-type="float" office:value="2013.90469753728" calcext:value-type="float">
            <text:p>2013.90469753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7" calcext:value-type="float">
            <text:p>7</text:p>
          </table:table-cell>
          <table:table-cell office:value-type="float" office:value="2013.90469753728" calcext:value-type="float">
            <text:p>2013.90469753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8" calcext:value-type="float">
            <text:p>8</text:p>
          </table:table-cell>
          <table:table-cell office:value-type="float" office:value="2013.90469753728" calcext:value-type="float">
            <text:p>2013.90469753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9" calcext:value-type="float">
            <text:p>9</text:p>
          </table:table-cell>
          <table:table-cell office:value-type="float" office:value="2003.0302347872" calcext:value-type="float">
            <text:p>2003.0302347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0" calcext:value-type="float">
            <text:p>0</text:p>
          </table:table-cell>
          <table:table-cell office:value-type="float" office:value="3148.02547391188" calcext:value-type="float">
            <text:p>3148.025473911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" calcext:value-type="float">
            <text:p>1</text:p>
          </table:table-cell>
          <table:table-cell office:value-type="float" office:value="2304.29628236158" calcext:value-type="float">
            <text:p>2304.29628236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" calcext:value-type="float">
            <text:p>2</text:p>
          </table:table-cell>
          <table:table-cell office:value-type="float" office:value="2117.19366238404" calcext:value-type="float">
            <text:p>2117.19366238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" calcext:value-type="float">
            <text:p>3</text:p>
          </table:table-cell>
          <table:table-cell office:value-type="float" office:value="2117.19366238404" calcext:value-type="float">
            <text:p>2117.19366238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float" office:value="2010.19844046392" calcext:value-type="float">
            <text:p>2010.19844046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5" calcext:value-type="float">
            <text:p>5</text:p>
          </table:table-cell>
          <table:table-cell office:value-type="float" office:value="2010.19844046392" calcext:value-type="float">
            <text:p>2010.19844046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6" calcext:value-type="float">
            <text:p>6</text:p>
          </table:table-cell>
          <table:table-cell office:value-type="float" office:value="2010.19844046392" calcext:value-type="float">
            <text:p>2010.19844046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7" calcext:value-type="float">
            <text:p>7</text:p>
          </table:table-cell>
          <table:table-cell office:value-type="float" office:value="2010.19844046392" calcext:value-type="float">
            <text:p>2010.19844046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8" calcext:value-type="float">
            <text:p>8</text:p>
          </table:table-cell>
          <table:table-cell office:value-type="float" office:value="1974.1076633956" calcext:value-type="float">
            <text:p>1974.10766339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9" calcext:value-type="float">
            <text:p>9</text:p>
          </table:table-cell>
          <table:table-cell office:value-type="float" office:value="1946.04233434486" calcext:value-type="float">
            <text:p>1946.04233434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0" calcext:value-type="float">
            <text:p>0</text:p>
          </table:table-cell>
          <table:table-cell office:value-type="float" office:value="2191.19082375544" calcext:value-type="float">
            <text:p>2191.19082375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" calcext:value-type="float">
            <text:p>1</text:p>
          </table:table-cell>
          <table:table-cell office:value-type="float" office:value="2191.19082375544" calcext:value-type="float">
            <text:p>2191.19082375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" calcext:value-type="float">
            <text:p>2</text:p>
          </table:table-cell>
          <table:table-cell office:value-type="float" office:value="2191.19082375544" calcext:value-type="float">
            <text:p>2191.19082375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" calcext:value-type="float">
            <text:p>3</text:p>
          </table:table-cell>
          <table:table-cell office:value-type="float" office:value="2188.54680438251" calcext:value-type="float">
            <text:p>2188.54680438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" calcext:value-type="float">
            <text:p>4</text:p>
          </table:table-cell>
          <table:table-cell office:value-type="float" office:value="2188.54680438251" calcext:value-type="float">
            <text:p>2188.54680438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5" calcext:value-type="float">
            <text:p>5</text:p>
          </table:table-cell>
          <table:table-cell office:value-type="float" office:value="2091.4636246271" calcext:value-type="float">
            <text:p>2091.46362462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6" calcext:value-type="float">
            <text:p>6</text:p>
          </table:table-cell>
          <table:table-cell office:value-type="float" office:value="1995.51383858076" calcext:value-type="float">
            <text:p>1995.5138385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7" calcext:value-type="float">
            <text:p>7</text:p>
          </table:table-cell>
          <table:table-cell office:value-type="float" office:value="1995.51383858076" calcext:value-type="float">
            <text:p>1995.5138385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8" calcext:value-type="float">
            <text:p>8</text:p>
          </table:table-cell>
          <table:table-cell office:value-type="float" office:value="1995.51383858076" calcext:value-type="float">
            <text:p>1995.5138385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9" calcext:value-type="float">
            <text:p>9</text:p>
          </table:table-cell>
          <table:table-cell office:value-type="float" office:value="1995.51383858076" calcext:value-type="float">
            <text:p>1995.5138385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0" calcext:value-type="float">
            <text:p>0</text:p>
          </table:table-cell>
          <table:table-cell office:value-type="float" office:value="2831.83898496763" calcext:value-type="float">
            <text:p>2831.838984967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" calcext:value-type="float">
            <text:p>1</text:p>
          </table:table-cell>
          <table:table-cell office:value-type="float" office:value="2390.06994652743" calcext:value-type="float">
            <text:p>2390.069946527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" calcext:value-type="float">
            <text:p>2</text:p>
          </table:table-cell>
          <table:table-cell office:value-type="float" office:value="2390.06994652743" calcext:value-type="float">
            <text:p>2390.069946527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" calcext:value-type="float">
            <text:p>3</text:p>
          </table:table-cell>
          <table:table-cell office:value-type="float" office:value="2200.33336236323" calcext:value-type="float">
            <text:p>2200.33336236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" calcext:value-type="float">
            <text:p>4</text:p>
          </table:table-cell>
          <table:table-cell office:value-type="float" office:value="2017.64348801449" calcext:value-type="float">
            <text:p>2017.64348801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" calcext:value-type="float">
            <text:p>5</text:p>
          </table:table-cell>
          <table:table-cell office:value-type="float" office:value="2017.64348801449" calcext:value-type="float">
            <text:p>2017.64348801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" calcext:value-type="float">
            <text:p>6</text:p>
          </table:table-cell>
          <table:table-cell office:value-type="float" office:value="2017.64348801449" calcext:value-type="float">
            <text:p>2017.64348801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" calcext:value-type="float">
            <text:p>7</text:p>
          </table:table-cell>
          <table:table-cell office:value-type="float" office:value="2017.64348801449" calcext:value-type="float">
            <text:p>2017.64348801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" calcext:value-type="float">
            <text:p>8</text:p>
          </table:table-cell>
          <table:table-cell office:value-type="float" office:value="2017.64348801449" calcext:value-type="float">
            <text:p>2017.64348801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" calcext:value-type="float">
            <text:p>9</text:p>
          </table:table-cell>
          <table:table-cell office:value-type="float" office:value="1989.41692553838" calcext:value-type="float">
            <text:p>1989.416925538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0" calcext:value-type="float">
            <text:p>0</text:p>
          </table:table-cell>
          <table:table-cell office:value-type="float" office:value="2782.26626996815" calcext:value-type="float">
            <text:p>2782.26626996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" calcext:value-type="float">
            <text:p>1</text:p>
          </table:table-cell>
          <table:table-cell office:value-type="float" office:value="2312.86088620234" calcext:value-type="float">
            <text:p>2312.86088620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" calcext:value-type="float">
            <text:p>2</text:p>
          </table:table-cell>
          <table:table-cell office:value-type="float" office:value="2312.86088620234" calcext:value-type="float">
            <text:p>2312.86088620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" calcext:value-type="float">
            <text:p>3</text:p>
          </table:table-cell>
          <table:table-cell office:value-type="float" office:value="2312.86088620234" calcext:value-type="float">
            <text:p>2312.86088620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" calcext:value-type="float">
            <text:p>4</text:p>
          </table:table-cell>
          <table:table-cell office:value-type="float" office:value="2054.58002231752" calcext:value-type="float">
            <text:p>2054.58002231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5" calcext:value-type="float">
            <text:p>5</text:p>
          </table:table-cell>
          <table:table-cell office:value-type="float" office:value="2054.58002231752" calcext:value-type="float">
            <text:p>2054.58002231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6" calcext:value-type="float">
            <text:p>6</text:p>
          </table:table-cell>
          <table:table-cell office:value-type="float" office:value="1974.1076633956" calcext:value-type="float">
            <text:p>1974.10766339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7" calcext:value-type="float">
            <text:p>7</text:p>
          </table:table-cell>
          <table:table-cell office:value-type="float" office:value="1974.1076633956" calcext:value-type="float">
            <text:p>1974.10766339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8" calcext:value-type="float">
            <text:p>8</text:p>
          </table:table-cell>
          <table:table-cell office:value-type="float" office:value="1946.04233434486" calcext:value-type="float">
            <text:p>1946.04233434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" calcext:value-type="float">
            <text:p>9</text:p>
          </table:table-cell>
          <table:table-cell office:value-type="float" office:value="1946.04233434486" calcext:value-type="float">
            <text:p>1946.04233434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0" calcext:value-type="float">
            <text:p>0</text:p>
          </table:table-cell>
          <table:table-cell office:value-type="float" office:value="2725.73478451554" calcext:value-type="float">
            <text:p>2725.73478451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" calcext:value-type="float">
            <text:p>1</text:p>
          </table:table-cell>
          <table:table-cell office:value-type="float" office:value="2612.18906165413" calcext:value-type="float">
            <text:p>2612.18906165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" calcext:value-type="float">
            <text:p>2</text:p>
          </table:table-cell>
          <table:table-cell office:value-type="float" office:value="2332.02273011708" calcext:value-type="float">
            <text:p>2332.022730117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" calcext:value-type="float">
            <text:p>3</text:p>
          </table:table-cell>
          <table:table-cell office:value-type="float" office:value="2138.52307260671" calcext:value-type="float">
            <text:p>2138.523072606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" calcext:value-type="float">
            <text:p>4</text:p>
          </table:table-cell>
          <table:table-cell office:value-type="float" office:value="2079.11003088909" calcext:value-type="float">
            <text:p>2079.11003088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5" calcext:value-type="float">
            <text:p>5</text:p>
          </table:table-cell>
          <table:table-cell office:value-type="float" office:value="2064.53560830718" calcext:value-type="float">
            <text:p>2064.535608307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6" calcext:value-type="float">
            <text:p>6</text:p>
          </table:table-cell>
          <table:table-cell office:value-type="float" office:value="1964.43319330138" calcext:value-type="float">
            <text:p>1964.43319330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7" calcext:value-type="float">
            <text:p>7</text:p>
          </table:table-cell>
          <table:table-cell office:value-type="float" office:value="1964.43319330138" calcext:value-type="float">
            <text:p>1964.43319330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8" calcext:value-type="float">
            <text:p>8</text:p>
          </table:table-cell>
          <table:table-cell office:value-type="float" office:value="1964.43319330138" calcext:value-type="float">
            <text:p>1964.43319330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9" calcext:value-type="float">
            <text:p>9</text:p>
          </table:table-cell>
          <table:table-cell office:value-type="float" office:value="1964.43319330138" calcext:value-type="float">
            <text:p>1964.43319330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0" calcext:value-type="float">
            <text:p>0</text:p>
          </table:table-cell>
          <table:table-cell office:value-type="float" office:value="2620.72094105029" calcext:value-type="float">
            <text:p>2620.72094105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" calcext:value-type="float">
            <text:p>1</text:p>
          </table:table-cell>
          <table:table-cell office:value-type="float" office:value="2376.90870071287" calcext:value-type="float">
            <text:p>2376.90870071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" calcext:value-type="float">
            <text:p>2</text:p>
          </table:table-cell>
          <table:table-cell office:value-type="float" office:value="2376.90870071287" calcext:value-type="float">
            <text:p>2376.90870071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" calcext:value-type="float">
            <text:p>3</text:p>
          </table:table-cell>
          <table:table-cell office:value-type="float" office:value="2376.90870071287" calcext:value-type="float">
            <text:p>2376.90870071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" calcext:value-type="float">
            <text:p>4</text:p>
          </table:table-cell>
          <table:table-cell office:value-type="float" office:value="2376.90870071287" calcext:value-type="float">
            <text:p>2376.90870071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5" calcext:value-type="float">
            <text:p>5</text:p>
          </table:table-cell>
          <table:table-cell office:value-type="float" office:value="2117.84341928333" calcext:value-type="float">
            <text:p>2117.84341928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6" calcext:value-type="float">
            <text:p>6</text:p>
          </table:table-cell>
          <table:table-cell office:value-type="float" office:value="2117.84341928333" calcext:value-type="float">
            <text:p>2117.84341928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7" calcext:value-type="float">
            <text:p>7</text:p>
          </table:table-cell>
          <table:table-cell office:value-type="float" office:value="2082.9264672637" calcext:value-type="float">
            <text:p>2082.92646726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8" calcext:value-type="float">
            <text:p>8</text:p>
          </table:table-cell>
          <table:table-cell office:value-type="float" office:value="1959.65564359368" calcext:value-type="float">
            <text:p>1959.65564359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9" calcext:value-type="float">
            <text:p>9</text:p>
          </table:table-cell>
          <table:table-cell office:value-type="float" office:value="1959.65564359368" calcext:value-type="float">
            <text:p>1959.65564359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0" calcext:value-type="float">
            <text:p>0</text:p>
          </table:table-cell>
          <table:table-cell office:value-type="float" office:value="3017.93295340951" calcext:value-type="float">
            <text:p>3017.932953409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" calcext:value-type="float">
            <text:p>1</text:p>
          </table:table-cell>
          <table:table-cell office:value-type="float" office:value="2489.46722705499" calcext:value-type="float">
            <text:p>2489.46722705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" calcext:value-type="float">
            <text:p>2</text:p>
          </table:table-cell>
          <table:table-cell office:value-type="float" office:value="2326.47934444109" calcext:value-type="float">
            <text:p>2326.47934444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" calcext:value-type="float">
            <text:p>3</text:p>
          </table:table-cell>
          <table:table-cell office:value-type="float" office:value="2144.85307695468" calcext:value-type="float">
            <text:p>2144.85307695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" calcext:value-type="float">
            <text:p>4</text:p>
          </table:table-cell>
          <table:table-cell office:value-type="float" office:value="1978.0465025502" calcext:value-type="float">
            <text:p>1978.0465025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5" calcext:value-type="float">
            <text:p>5</text:p>
          </table:table-cell>
          <table:table-cell office:value-type="float" office:value="1959.65564359368" calcext:value-type="float">
            <text:p>1959.65564359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6" calcext:value-type="float">
            <text:p>6</text:p>
          </table:table-cell>
          <table:table-cell office:value-type="float" office:value="1946.04233434486" calcext:value-type="float">
            <text:p>1946.04233434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7" calcext:value-type="float">
            <text:p>7</text:p>
          </table:table-cell>
          <table:table-cell office:value-type="float" office:value="1946.04233434486" calcext:value-type="float">
            <text:p>1946.04233434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8" calcext:value-type="float">
            <text:p>8</text:p>
          </table:table-cell>
          <table:table-cell office:value-type="float" office:value="1946.04233434486" calcext:value-type="float">
            <text:p>1946.04233434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9" calcext:value-type="float">
            <text:p>9</text:p>
          </table:table-cell>
          <table:table-cell office:value-type="float" office:value="1946.04233434486" calcext:value-type="float">
            <text:p>1946.04233434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0" calcext:value-type="float">
            <text:p>0</text:p>
          </table:table-cell>
          <table:table-cell office:value-type="float" office:value="2470.1038347322" calcext:value-type="float">
            <text:p>2470.1038347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" calcext:value-type="float">
            <text:p>1</text:p>
          </table:table-cell>
          <table:table-cell office:value-type="float" office:value="2470.1038347322" calcext:value-type="float">
            <text:p>2470.1038347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" calcext:value-type="float">
            <text:p>2</text:p>
          </table:table-cell>
          <table:table-cell office:value-type="float" office:value="2470.1038347322" calcext:value-type="float">
            <text:p>2470.1038347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" calcext:value-type="float">
            <text:p>3</text:p>
          </table:table-cell>
          <table:table-cell office:value-type="float" office:value="2448.3952208051" calcext:value-type="float">
            <text:p>2448.39522080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" calcext:value-type="float">
            <text:p>4</text:p>
          </table:table-cell>
          <table:table-cell office:value-type="float" office:value="2057.10500636882" calcext:value-type="float">
            <text:p>2057.10500636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5" calcext:value-type="float">
            <text:p>5</text:p>
          </table:table-cell>
          <table:table-cell office:value-type="float" office:value="2057.10500636882" calcext:value-type="float">
            <text:p>2057.10500636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6" calcext:value-type="float">
            <text:p>6</text:p>
          </table:table-cell>
          <table:table-cell office:value-type="float" office:value="2057.10500636882" calcext:value-type="float">
            <text:p>2057.10500636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7" calcext:value-type="float">
            <text:p>7</text:p>
          </table:table-cell>
          <table:table-cell office:value-type="float" office:value="2000.65348914873" calcext:value-type="float">
            <text:p>2000.65348914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8" calcext:value-type="float">
            <text:p>8</text:p>
          </table:table-cell>
          <table:table-cell office:value-type="float" office:value="2000.65348914873" calcext:value-type="float">
            <text:p>2000.65348914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9" calcext:value-type="float">
            <text:p>9</text:p>
          </table:table-cell>
          <table:table-cell office:value-type="float" office:value="2000.65348914873" calcext:value-type="float">
            <text:p>2000.65348914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0" calcext:value-type="float">
            <text:p>0</text:p>
          </table:table-cell>
          <table:table-cell office:value-type="float" office:value="2729.65118877636" calcext:value-type="float">
            <text:p>2729.651188776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" calcext:value-type="float">
            <text:p>1</text:p>
          </table:table-cell>
          <table:table-cell office:value-type="float" office:value="2669.35373367111" calcext:value-type="float">
            <text:p>2669.35373367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" calcext:value-type="float">
            <text:p>2</text:p>
          </table:table-cell>
          <table:table-cell office:value-type="float" office:value="2428.52203601682" calcext:value-type="float">
            <text:p>2428.52203601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" calcext:value-type="float">
            <text:p>3</text:p>
          </table:table-cell>
          <table:table-cell office:value-type="float" office:value="2156.07620290535" calcext:value-type="float">
            <text:p>2156.07620290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" calcext:value-type="float">
            <text:p>4</text:p>
          </table:table-cell>
          <table:table-cell office:value-type="float" office:value="2052.49561650108" calcext:value-type="float">
            <text:p>2052.49561650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5" calcext:value-type="float">
            <text:p>5</text:p>
          </table:table-cell>
          <table:table-cell office:value-type="float" office:value="2052.49561650108" calcext:value-type="float">
            <text:p>2052.49561650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6" calcext:value-type="float">
            <text:p>6</text:p>
          </table:table-cell>
          <table:table-cell office:value-type="float" office:value="2052.49561650108" calcext:value-type="float">
            <text:p>2052.49561650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7" calcext:value-type="float">
            <text:p>7</text:p>
          </table:table-cell>
          <table:table-cell office:value-type="float" office:value="2052.49561650108" calcext:value-type="float">
            <text:p>2052.49561650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8" calcext:value-type="float">
            <text:p>8</text:p>
          </table:table-cell>
          <table:table-cell office:value-type="float" office:value="2052.49561650108" calcext:value-type="float">
            <text:p>2052.49561650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9" calcext:value-type="float">
            <text:p>9</text:p>
          </table:table-cell>
          <table:table-cell office:value-type="float" office:value="2052.49561650108" calcext:value-type="float">
            <text:p>2052.49561650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0" calcext:value-type="float">
            <text:p>0</text:p>
          </table:table-cell>
          <table:table-cell office:value-type="float" office:value="2998.40056118826" calcext:value-type="float">
            <text:p>2998.400561188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" calcext:value-type="float">
            <text:p>1</text:p>
          </table:table-cell>
          <table:table-cell office:value-type="float" office:value="2624.28696982141" calcext:value-type="float">
            <text:p>2624.28696982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" calcext:value-type="float">
            <text:p>2</text:p>
          </table:table-cell>
          <table:table-cell office:value-type="float" office:value="2508.81551230664" calcext:value-type="float">
            <text:p>2508.815512306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" calcext:value-type="float">
            <text:p>3</text:p>
          </table:table-cell>
          <table:table-cell office:value-type="float" office:value="2132.50851003975" calcext:value-type="float">
            <text:p>2132.508510039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" calcext:value-type="float">
            <text:p>4</text:p>
          </table:table-cell>
          <table:table-cell office:value-type="float" office:value="2033.4915715397" calcext:value-type="float">
            <text:p>2033.4915715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5" calcext:value-type="float">
            <text:p>5</text:p>
          </table:table-cell>
          <table:table-cell office:value-type="float" office:value="2033.4915715397" calcext:value-type="float">
            <text:p>2033.4915715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6" calcext:value-type="float">
            <text:p>6</text:p>
          </table:table-cell>
          <table:table-cell office:value-type="float" office:value="2033.4915715397" calcext:value-type="float">
            <text:p>2033.4915715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7" calcext:value-type="float">
            <text:p>7</text:p>
          </table:table-cell>
          <table:table-cell office:value-type="float" office:value="1959.65564359368" calcext:value-type="float">
            <text:p>1959.65564359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8" calcext:value-type="float">
            <text:p>8</text:p>
          </table:table-cell>
          <table:table-cell office:value-type="float" office:value="1959.65564359368" calcext:value-type="float">
            <text:p>1959.65564359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9" calcext:value-type="float">
            <text:p>9</text:p>
          </table:table-cell>
          <table:table-cell office:value-type="float" office:value="1959.65564359368" calcext:value-type="float">
            <text:p>1959.65564359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0" calcext:value-type="float">
            <text:p>0</text:p>
          </table:table-cell>
          <table:table-cell office:value-type="float" office:value="2489.51156225201" calcext:value-type="float">
            <text:p>2489.511562252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" calcext:value-type="float">
            <text:p>1</text:p>
          </table:table-cell>
          <table:table-cell office:value-type="float" office:value="2489.51156225201" calcext:value-type="float">
            <text:p>2489.511562252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" calcext:value-type="float">
            <text:p>2</text:p>
          </table:table-cell>
          <table:table-cell office:value-type="float" office:value="2247.69740822469" calcext:value-type="float">
            <text:p>2247.69740822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" calcext:value-type="float">
            <text:p>3</text:p>
          </table:table-cell>
          <table:table-cell office:value-type="float" office:value="2247.69740822469" calcext:value-type="float">
            <text:p>2247.69740822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" calcext:value-type="float">
            <text:p>4</text:p>
          </table:table-cell>
          <table:table-cell office:value-type="float" office:value="2109.68020122164" calcext:value-type="float">
            <text:p>2109.68020122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5" calcext:value-type="float">
            <text:p>5</text:p>
          </table:table-cell>
          <table:table-cell office:value-type="float" office:value="2039.55187607017" calcext:value-type="float">
            <text:p>2039.55187607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6" calcext:value-type="float">
            <text:p>6</text:p>
          </table:table-cell>
          <table:table-cell office:value-type="float" office:value="2039.55187607017" calcext:value-type="float">
            <text:p>2039.55187607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7" calcext:value-type="float">
            <text:p>7</text:p>
          </table:table-cell>
          <table:table-cell office:value-type="float" office:value="2039.55187607017" calcext:value-type="float">
            <text:p>2039.55187607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8" calcext:value-type="float">
            <text:p>8</text:p>
          </table:table-cell>
          <table:table-cell office:value-type="float" office:value="2039.55187607017" calcext:value-type="float">
            <text:p>2039.55187607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9" calcext:value-type="float">
            <text:p>9</text:p>
          </table:table-cell>
          <table:table-cell office:value-type="float" office:value="1964.43319330138" calcext:value-type="float">
            <text:p>1964.43319330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0" calcext:value-type="float">
            <text:p>0</text:p>
          </table:table-cell>
          <table:table-cell office:value-type="float" office:value="3356.91296858069" calcext:value-type="float">
            <text:p>3356.9129685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" calcext:value-type="float">
            <text:p>1</text:p>
          </table:table-cell>
          <table:table-cell office:value-type="float" office:value="2661.44282404657" calcext:value-type="float">
            <text:p>2661.442824046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" calcext:value-type="float">
            <text:p>2</text:p>
          </table:table-cell>
          <table:table-cell office:value-type="float" office:value="2252.70291050157" calcext:value-type="float">
            <text:p>2252.70291050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" calcext:value-type="float">
            <text:p>3</text:p>
          </table:table-cell>
          <table:table-cell office:value-type="float" office:value="2252.70291050157" calcext:value-type="float">
            <text:p>2252.70291050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" calcext:value-type="float">
            <text:p>4</text:p>
          </table:table-cell>
          <table:table-cell office:value-type="float" office:value="1992.49852235212" calcext:value-type="float">
            <text:p>1992.49852235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5" calcext:value-type="float">
            <text:p>5</text:p>
          </table:table-cell>
          <table:table-cell office:value-type="float" office:value="1992.49852235212" calcext:value-type="float">
            <text:p>1992.49852235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6" calcext:value-type="float">
            <text:p>6</text:p>
          </table:table-cell>
          <table:table-cell office:value-type="float" office:value="1992.49852235212" calcext:value-type="float">
            <text:p>1992.49852235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7" calcext:value-type="float">
            <text:p>7</text:p>
          </table:table-cell>
          <table:table-cell office:value-type="float" office:value="1974.1076633956" calcext:value-type="float">
            <text:p>1974.10766339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8" calcext:value-type="float">
            <text:p>8</text:p>
          </table:table-cell>
          <table:table-cell office:value-type="float" office:value="1946.04233434486" calcext:value-type="float">
            <text:p>1946.04233434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9" calcext:value-type="float">
            <text:p>9</text:p>
          </table:table-cell>
          <table:table-cell office:value-type="float" office:value="1946.04233434486" calcext:value-type="float">
            <text:p>1946.04233434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0" calcext:value-type="float">
            <text:p>0</text:p>
          </table:table-cell>
          <table:table-cell office:value-type="float" office:value="2616.47951387375" calcext:value-type="float">
            <text:p>2616.47951387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" calcext:value-type="float">
            <text:p>1</text:p>
          </table:table-cell>
          <table:table-cell office:value-type="float" office:value="2333.67695568413" calcext:value-type="float">
            <text:p>2333.67695568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" calcext:value-type="float">
            <text:p>2</text:p>
          </table:table-cell>
          <table:table-cell office:value-type="float" office:value="2333.67695568413" calcext:value-type="float">
            <text:p>2333.67695568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" calcext:value-type="float">
            <text:p>3</text:p>
          </table:table-cell>
          <table:table-cell office:value-type="float" office:value="2333.67695568413" calcext:value-type="float">
            <text:p>2333.67695568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" calcext:value-type="float">
            <text:p>4</text:p>
          </table:table-cell>
          <table:table-cell office:value-type="float" office:value="2200.16493830078" calcext:value-type="float">
            <text:p>2200.16493830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5" calcext:value-type="float">
            <text:p>5</text:p>
          </table:table-cell>
          <table:table-cell office:value-type="float" office:value="2052.49561650108" calcext:value-type="float">
            <text:p>2052.49561650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6" calcext:value-type="float">
            <text:p>6</text:p>
          </table:table-cell>
          <table:table-cell office:value-type="float" office:value="2052.49561650108" calcext:value-type="float">
            <text:p>2052.49561650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7" calcext:value-type="float">
            <text:p>7</text:p>
          </table:table-cell>
          <table:table-cell office:value-type="float" office:value="2052.49561650108" calcext:value-type="float">
            <text:p>2052.49561650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8" calcext:value-type="float">
            <text:p>8</text:p>
          </table:table-cell>
          <table:table-cell office:value-type="float" office:value="2052.49561650108" calcext:value-type="float">
            <text:p>2052.49561650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9" calcext:value-type="float">
            <text:p>9</text:p>
          </table:table-cell>
          <table:table-cell office:value-type="float" office:value="1946.04233434486" calcext:value-type="float">
            <text:p>1946.04233434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0" calcext:value-type="float">
            <text:p>0</text:p>
          </table:table-cell>
          <table:table-cell office:value-type="float" office:value="2859.98019786098" calcext:value-type="float">
            <text:p>2859.980197860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" calcext:value-type="float">
            <text:p>1</text:p>
          </table:table-cell>
          <table:table-cell office:value-type="float" office:value="2695.09081629165" calcext:value-type="float">
            <text:p>2695.09081629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" calcext:value-type="float">
            <text:p>2</text:p>
          </table:table-cell>
          <table:table-cell office:value-type="float" office:value="2084.50688912367" calcext:value-type="float">
            <text:p>2084.50688912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" calcext:value-type="float">
            <text:p>3</text:p>
          </table:table-cell>
          <table:table-cell office:value-type="float" office:value="2084.50688912367" calcext:value-type="float">
            <text:p>2084.50688912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" calcext:value-type="float">
            <text:p>4</text:p>
          </table:table-cell>
          <table:table-cell office:value-type="float" office:value="2084.50688912367" calcext:value-type="float">
            <text:p>2084.50688912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5" calcext:value-type="float">
            <text:p>5</text:p>
          </table:table-cell>
          <table:table-cell office:value-type="float" office:value="1978.0465025502" calcext:value-type="float">
            <text:p>1978.0465025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6" calcext:value-type="float">
            <text:p>6</text:p>
          </table:table-cell>
          <table:table-cell office:value-type="float" office:value="1978.0465025502" calcext:value-type="float">
            <text:p>1978.0465025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7" calcext:value-type="float">
            <text:p>7</text:p>
          </table:table-cell>
          <table:table-cell office:value-type="float" office:value="1959.65564359368" calcext:value-type="float">
            <text:p>1959.65564359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8" calcext:value-type="float">
            <text:p>8</text:p>
          </table:table-cell>
          <table:table-cell office:value-type="float" office:value="1959.65564359368" calcext:value-type="float">
            <text:p>1959.65564359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9" calcext:value-type="float">
            <text:p>9</text:p>
          </table:table-cell>
          <table:table-cell office:value-type="float" office:value="1959.65564359368" calcext:value-type="float">
            <text:p>1959.65564359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0" calcext:value-type="float">
            <text:p>0</text:p>
          </table:table-cell>
          <table:table-cell office:value-type="float" office:value="2587.87819755385" calcext:value-type="float">
            <text:p>2587.87819755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" calcext:value-type="float">
            <text:p>1</text:p>
          </table:table-cell>
          <table:table-cell office:value-type="float" office:value="2587.87819755385" calcext:value-type="float">
            <text:p>2587.87819755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" calcext:value-type="float">
            <text:p>2</text:p>
          </table:table-cell>
          <table:table-cell office:value-type="float" office:value="2584.78987664634" calcext:value-type="float">
            <text:p>2584.78987664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" calcext:value-type="float">
            <text:p>3</text:p>
          </table:table-cell>
          <table:table-cell office:value-type="float" office:value="2119.41492736013" calcext:value-type="float">
            <text:p>2119.414927360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" calcext:value-type="float">
            <text:p>4</text:p>
          </table:table-cell>
          <table:table-cell office:value-type="float" office:value="2089.1283333333" calcext:value-type="float">
            <text:p>2089.128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5" calcext:value-type="float">
            <text:p>5</text:p>
          </table:table-cell>
          <table:table-cell office:value-type="float" office:value="1964.43319330138" calcext:value-type="float">
            <text:p>1964.43319330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6" calcext:value-type="float">
            <text:p>6</text:p>
          </table:table-cell>
          <table:table-cell office:value-type="float" office:value="1964.43319330138" calcext:value-type="float">
            <text:p>1964.43319330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7" calcext:value-type="float">
            <text:p>7</text:p>
          </table:table-cell>
          <table:table-cell office:value-type="float" office:value="1964.43319330138" calcext:value-type="float">
            <text:p>1964.43319330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8" calcext:value-type="float">
            <text:p>8</text:p>
          </table:table-cell>
          <table:table-cell office:value-type="float" office:value="1964.43319330138" calcext:value-type="float">
            <text:p>1964.43319330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9" calcext:value-type="float">
            <text:p>9</text:p>
          </table:table-cell>
          <table:table-cell office:value-type="float" office:value="1959.65564359368" calcext:value-type="float">
            <text:p>1959.65564359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0" calcext:value-type="float">
            <text:p>0</text:p>
          </table:table-cell>
          <table:table-cell office:value-type="float" office:value="2938.28580085836" calcext:value-type="float">
            <text:p>2938.285800858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" calcext:value-type="float">
            <text:p>1</text:p>
          </table:table-cell>
          <table:table-cell office:value-type="float" office:value="2344.80661661243" calcext:value-type="float">
            <text:p>2344.80661661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" calcext:value-type="float">
            <text:p>2</text:p>
          </table:table-cell>
          <table:table-cell office:value-type="float" office:value="2344.80661661243" calcext:value-type="float">
            <text:p>2344.80661661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" calcext:value-type="float">
            <text:p>3</text:p>
          </table:table-cell>
          <table:table-cell office:value-type="float" office:value="2079.11003088909" calcext:value-type="float">
            <text:p>2079.11003088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" calcext:value-type="float">
            <text:p>4</text:p>
          </table:table-cell>
          <table:table-cell office:value-type="float" office:value="2079.11003088909" calcext:value-type="float">
            <text:p>2079.110030889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5" calcext:value-type="float">
            <text:p>5</text:p>
          </table:table-cell>
          <table:table-cell office:value-type="float" office:value="1989.41692553839" calcext:value-type="float">
            <text:p>1989.416925538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6" calcext:value-type="float">
            <text:p>6</text:p>
          </table:table-cell>
          <table:table-cell office:value-type="float" office:value="1964.43319330138" calcext:value-type="float">
            <text:p>1964.43319330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7" calcext:value-type="float">
            <text:p>7</text:p>
          </table:table-cell>
          <table:table-cell office:value-type="float" office:value="1946.04233434486" calcext:value-type="float">
            <text:p>1946.04233434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8" calcext:value-type="float">
            <text:p>8</text:p>
          </table:table-cell>
          <table:table-cell office:value-type="float" office:value="1946.04233434486" calcext:value-type="float">
            <text:p>1946.04233434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9" calcext:value-type="float">
            <text:p>9</text:p>
          </table:table-cell>
          <table:table-cell office:value-type="float" office:value="1946.04233434486" calcext:value-type="float">
            <text:p>1946.0423343448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3" loext:min-decimal-places="13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5">00/00/0000</text:date>, <text:time style:data-style-name="N2" text:time-value="15:45:33.16537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16:54:29.747706000</dc:date>
    <meta:editing-duration>PT1H6M25S</meta:editing-duration>
    <meta:editing-cycles>2</meta:editing-cycles>
    <meta:generator>LibreOffice/5.4.2.2$MacOSX_X86_64 LibreOffice_project/22b09f6418e8c2d508a9eaf86b2399209b0990f4</meta:generator>
    <meta:document-statistic meta:table-count="1" meta:cell-count="714" meta:object-count="0"/>
  </office:meta>
</office:document-meta>
</file>